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>
      <style:paragraph-properties/>
    </style:style>
  </office:automatic-styles>
  <office:body>
    <office:text>
      <text:p text:style-name="P1">This is just a test. I don’t really know what else to make of this. I actually enjoy the typing sounds! It might really help me. </text:p>
      <text:p text:style-name="P1">Maybe I can use this to type notes for my Certified Ethical Hacker course. I think that’s a good idea. </text:p>
      <text:p text:style-name="P1">So already I’ve been more productive today than I was yesterday. This is a good thing. </text:p>
      <text:p text:style-name="P1">Dogs are asleep, there’s a cool breeze blowing in my window, and I’m obsessing over my new bag that Phoebe gave me.</text:p>
      <text:p text:style-name="P1"/>
      <text:p text:style-name="P1">What are my goals right now? I don’t know. I want to master French. I want to read more quality novels - straight mothafuckin’ literature. I want to get back in phenomenal shape as opposed to the strictly good shape that I’m in right now. I want to have all the divorce bullshit dealt with. Get treatment for all my medical stuff. Get new tattoos. Save money. </text:p>
      <text:p text:style-name="P1">I want to do something important. Something important to me, and something important to the world at large. Something to make the world a better place. </text:p>
    </office:text>
  </office:body>
</office:document-content>
</file>

<file path=styles.xml><?xml version="1.0" encoding="utf-8"?>
<office:document-styles xmlns:office="urn:oasis:names:tc:opendocument:xmlns:office:1.0" office:version="1.2"/>
</file>